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5516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9189in"/>
    </style:style>
    <style:style style:name="co23" style:family="table-column">
      <style:table-column-properties fo:break-before="auto" style:column-width="0.8193in"/>
    </style:style>
    <style:style style:name="co24" style:family="table-column">
      <style:table-column-properties fo:break-before="auto" style:column-width="1.6638in"/>
    </style:style>
    <style:style style:name="co25" style:family="table-column">
      <style:table-column-properties fo:break-before="auto" style:column-width="1.072in"/>
    </style:style>
    <style:style style:name="co26" style:family="table-column">
      <style:table-column-properties fo:break-before="auto" style:column-width="1.4244in"/>
    </style:style>
    <style:style style:name="co27" style:family="table-column">
      <style:table-column-properties fo:break-before="auto" style:column-width="0.8728in"/>
    </style:style>
    <style:style style:name="co28" style:family="table-column">
      <style:table-column-properties fo:break-before="auto" style:column-width="1.411in"/>
    </style:style>
    <style:style style:name="co29" style:family="table-column">
      <style:table-column-properties fo:break-before="auto" style:column-width="1.4953in"/>
    </style:style>
    <style:style style:name="co30" style:family="table-column">
      <style:table-column-properties fo:break-before="auto" style:column-width="0.9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516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60"/>
    <style:style style:name="ce5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0"/>
    <style:style style:name="ce53" style:family="table-cell" style:parent-style-name="Default">
      <style:text-properties fo:font-size="8pt" style:font-size-asian="8pt" style:font-size-complex="8pt"/>
    </style:style>
    <style:style style:name="ce54" style:family="table-cell" style:parent-style-name="Default" style:data-style-name="N130"/>
    <style:style style:name="ce55" style:family="table-cell" style:parent-style-name="Default" style:data-style-name="N133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2843in" svg:y1="5.2949in" svg:x2="3.724in" svg:y2="5.2843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2" table:default-cell-style-name="Default"/>
        <table:table-column table:style-name="co1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* -1" office:value-type="float" office:value="-0.766044443118978" calcext:value-type="float">
            <text:p>-0.76604444311897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-0.642787609686539" calcext:value-type="float">
            <text:p>-0.64278760968653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49.357212390313" calcext:value-type="float">
            <text:p>249.357212390313</text:p>
          </table:table-cell>
          <table:table-cell table:style-name="ce10" table:formula="of:=[.AO6]+[.C10]" office:value-type="float" office:value="349.233955556881" calcext:value-type="float">
            <text:p>349.233955556881</text:p>
          </table:table-cell>
          <table:table-cell table:formula="of:=ROUND([.AM11])" office:value-type="float" office:value="249" calcext:value-type="float">
            <text:p>249</text:p>
          </table:table-cell>
          <table:table-cell table:formula="of:=ROUND([.AN11])" office:value-type="float" office:value="349" calcext:value-type="float">
            <text:p>349</text:p>
          </table:table-cell>
          <table:table-cell/>
          <table:table-cell table:formula="of:=[.AN6]-[.C11]" office:value-type="float" office:value="250.642787609687" calcext:value-type="float">
            <text:p>250.642787609687</text:p>
          </table:table-cell>
          <table:table-cell table:style-name="ce10" table:formula="of:=[.AO6]-[.C10]" office:value-type="float" office:value="350.766044443119" calcext:value-type="float">
            <text:p>350.766044443119</text:p>
          </table:table-cell>
          <table:table-cell table:formula="of:=ROUND([.AR11])" office:value-type="float" office:value="251" calcext:value-type="float">
            <text:p>251</text:p>
          </table:table-cell>
          <table:table-cell table:formula="of:=ROUND([.AS11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48.714424780627" calcext:value-type="float">
            <text:p>248.714424780627</text:p>
          </table:table-cell>
          <table:table-cell table:style-name="ce10" table:formula="of:=[.AN11]+[.$C$10]" office:value-type="float" office:value="348.467911113762" calcext:value-type="float">
            <text:p>348.467911113762</text:p>
          </table:table-cell>
          <table:table-cell table:formula="of:=ROUND([.AM12])" office:value-type="float" office:value="249" calcext:value-type="float">
            <text:p>249</text:p>
          </table:table-cell>
          <table:table-cell table:formula="of:=ROUND([.AN12])" office:value-type="float" office:value="348" calcext:value-type="float">
            <text:p>348</text:p>
          </table:table-cell>
          <table:table-cell/>
          <table:table-cell table:formula="of:=[.AR11]-[.$C$11]" office:value-type="float" office:value="251.285575219373" calcext:value-type="float">
            <text:p>251.285575219373</text:p>
          </table:table-cell>
          <table:table-cell table:style-name="ce10" table:formula="of:=[.AS11]-[.$C$10]" office:value-type="float" office:value="351.532088886238" calcext:value-type="float">
            <text:p>351.532088886238</text:p>
          </table:table-cell>
          <table:table-cell table:formula="of:=ROUND([.AR12])" office:value-type="float" office:value="251" calcext:value-type="float">
            <text:p>251</text:p>
          </table:table-cell>
          <table:table-cell table:formula="of:=ROUND([.AS12])" office:value-type="float" office:value="352" calcext:value-type="float">
            <text:p>352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48.07163717094" calcext:value-type="float">
            <text:p>248.07163717094</text:p>
          </table:table-cell>
          <table:table-cell table:style-name="ce10" table:formula="of:=[.AN12]+[.$C$10]" office:value-type="float" office:value="347.701866670643" calcext:value-type="float">
            <text:p>347.701866670643</text:p>
          </table:table-cell>
          <table:table-cell table:formula="of:=ROUND([.AM13])" office:value-type="float" office:value="248" calcext:value-type="float">
            <text:p>248</text:p>
          </table:table-cell>
          <table:table-cell table:formula="of:=ROUND([.AN13])" office:value-type="float" office:value="348" calcext:value-type="float">
            <text:p>348</text:p>
          </table:table-cell>
          <table:table-cell/>
          <table:table-cell table:formula="of:=[.AR12]-[.$C$11]" office:value-type="float" office:value="251.92836282906" calcext:value-type="float">
            <text:p>251.92836282906</text:p>
          </table:table-cell>
          <table:table-cell table:style-name="ce10" table:formula="of:=[.AS12]-[.$C$10]" office:value-type="float" office:value="352.298133329357" calcext:value-type="float">
            <text:p>352.298133329357</text:p>
          </table:table-cell>
          <table:table-cell table:formula="of:=ROUND([.AR13])" office:value-type="float" office:value="252" calcext:value-type="float">
            <text:p>252</text:p>
          </table:table-cell>
          <table:table-cell table:formula="of:=ROUND([.AS13])" office:value-type="float" office:value="352" calcext:value-type="float">
            <text:p>352</text:p>
          </table:table-cell>
          <table:table-cell table:number-columns-repeated="2"/>
          <table:table-cell table:style-name="ce34" table:formula="of:=[.AR13]/5" office:value-type="float" office:value="50.3856725658119" calcext:value-type="float">
            <text:p>50.38567256581190000000</text:p>
          </table:table-cell>
          <table:table-cell table:formula="of:=[.AS13]/5" office:value-type="float" office:value="70.4596266658714" calcext:value-type="float">
            <text:p>70.4596266658714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47.428849561254" calcext:value-type="float">
            <text:p>247.428849561254</text:p>
          </table:table-cell>
          <table:table-cell table:style-name="ce10" table:formula="of:=[.AN13]+[.$C$10]" office:value-type="float" office:value="346.935822227524" calcext:value-type="float">
            <text:p>346.935822227524</text:p>
          </table:table-cell>
          <table:table-cell table:formula="of:=ROUND([.AM14])" office:value-type="float" office:value="247" calcext:value-type="float">
            <text:p>247</text:p>
          </table:table-cell>
          <table:table-cell table:formula="of:=ROUND([.AN14])" office:value-type="float" office:value="347" calcext:value-type="float">
            <text:p>347</text:p>
          </table:table-cell>
          <table:table-cell/>
          <table:table-cell table:formula="of:=[.AR13]-[.$C$11]" office:value-type="float" office:value="252.571150438746" calcext:value-type="float">
            <text:p>252.571150438746</text:p>
          </table:table-cell>
          <table:table-cell table:style-name="ce10" table:formula="of:=[.AS13]-[.$C$10]" office:value-type="float" office:value="353.064177772476" calcext:value-type="float">
            <text:p>353.064177772476</text:p>
          </table:table-cell>
          <table:table-cell table:formula="of:=ROUND([.AR14])" office:value-type="float" office:value="253" calcext:value-type="float">
            <text:p>253</text:p>
          </table:table-cell>
          <table:table-cell table:formula="of:=ROUND([.AS14])" office:value-type="float" office:value="353" calcext:value-type="float">
            <text:p>353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.55572382686041" calcext:value-type="float">
            <text:p>1.55572382686041</text:p>
          </table:table-cell>
          <table:table-cell table:formula="of:=SQRT(1 + POWER([.C10]/[.C11];2))" office:value-type="float" office:value="1.55572382686041" calcext:value-type="float">
            <text:p>1.55572382686041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46.786061951567" calcext:value-type="float">
            <text:p>246.786061951567</text:p>
          </table:table-cell>
          <table:table-cell table:style-name="ce10" table:formula="of:=[.AN14]+[.$C$10]" office:value-type="float" office:value="346.169777784405" calcext:value-type="float">
            <text:p>346.169777784405</text:p>
          </table:table-cell>
          <table:table-cell table:formula="of:=ROUND([.AM15])" office:value-type="float" office:value="247" calcext:value-type="float">
            <text:p>247</text:p>
          </table:table-cell>
          <table:table-cell table:formula="of:=ROUND([.AN15])" office:value-type="float" office:value="346" calcext:value-type="float">
            <text:p>346</text:p>
          </table:table-cell>
          <table:table-cell/>
          <table:table-cell table:formula="of:=[.AR14]-[.$C$11]" office:value-type="float" office:value="253.213938048433" calcext:value-type="float">
            <text:p>253.213938048433</text:p>
          </table:table-cell>
          <table:table-cell table:style-name="ce10" table:formula="of:=[.AS14]-[.$C$10]" office:value-type="float" office:value="353.830222215595" calcext:value-type="float">
            <text:p>353.830222215595</text:p>
          </table:table-cell>
          <table:table-cell table:formula="of:=ROUND([.AR15])" office:value-type="float" office:value="253" calcext:value-type="float">
            <text:p>253</text:p>
          </table:table-cell>
          <table:table-cell table:formula="of:=ROUND([.AS15])" office:value-type="float" office:value="354" calcext:value-type="float">
            <text:p>354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1.30540728933228" calcext:value-type="float">
            <text:p>1.30540728933228</text:p>
          </table:table-cell>
          <table:table-cell table:formula="of:=SQRT(1 + POWER([.C11]/[.C10];2))" office:value-type="float" office:value="1.30540728933228" calcext:value-type="float">
            <text:p>1.30540728933228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46.143274341881" calcext:value-type="float">
            <text:p>246.143274341881</text:p>
          </table:table-cell>
          <table:table-cell table:style-name="ce10" table:formula="of:=[.AN15]+[.$C$10]" office:value-type="float" office:value="345.403733341286" calcext:value-type="float">
            <text:p>345.403733341286</text:p>
          </table:table-cell>
          <table:table-cell table:formula="of:=ROUND([.AM16])" office:value-type="float" office:value="246" calcext:value-type="float">
            <text:p>246</text:p>
          </table:table-cell>
          <table:table-cell table:formula="of:=ROUND([.AN16])" office:value-type="float" office:value="345" calcext:value-type="float">
            <text:p>345</text:p>
          </table:table-cell>
          <table:table-cell/>
          <table:table-cell table:formula="of:=[.AR15]-[.$C$11]" office:value-type="float" office:value="253.856725658119" calcext:value-type="float">
            <text:p>253.856725658119</text:p>
          </table:table-cell>
          <table:table-cell table:style-name="ce10" table:formula="of:=[.AS15]-[.$C$10]" office:value-type="float" office:value="354.596266658714" calcext:value-type="float">
            <text:p>354.596266658714</text:p>
          </table:table-cell>
          <table:table-cell table:formula="of:=ROUND([.AR16])" office:value-type="float" office:value="254" calcext:value-type="float">
            <text:p>254</text:p>
          </table:table-cell>
          <table:table-cell table:formula="of:=ROUND([.AS16])" office:value-type="float" office:value="355" calcext:value-type="float">
            <text:p>35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/>
          <table:table-cell office:value-type="string" calcext:value-type="string">
            <text:p>pas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45.500486732194" calcext:value-type="float">
            <text:p>245.500486732194</text:p>
          </table:table-cell>
          <table:table-cell table:style-name="ce10" table:formula="of:=[.AN16]+[.$C$10]" office:value-type="float" office:value="344.637688898167" calcext:value-type="float">
            <text:p>344.637688898167</text:p>
          </table:table-cell>
          <table:table-cell table:formula="of:=ROUND([.AM17])" office:value-type="float" office:value="246" calcext:value-type="float">
            <text:p>246</text:p>
          </table:table-cell>
          <table:table-cell table:formula="of:=ROUND([.AN17])" office:value-type="float" office:value="345" calcext:value-type="float">
            <text:p>345</text:p>
          </table:table-cell>
          <table:table-cell/>
          <table:table-cell table:formula="of:=[.AR16]-[.$C$11]" office:value-type="float" office:value="254.499513267806" calcext:value-type="float">
            <text:p>254.499513267806</text:p>
          </table:table-cell>
          <table:table-cell table:style-name="ce10" table:formula="of:=[.AS16]-[.$C$10]" office:value-type="float" office:value="355.362311101833" calcext:value-type="float">
            <text:p>355.362311101833</text:p>
          </table:table-cell>
          <table:table-cell table:formula="of:=ROUND([.AR17])" office:value-type="float" office:value="254" calcext:value-type="float">
            <text:p>254</text:p>
          </table:table-cell>
          <table:table-cell table:formula="of:=ROUND([.AS17])" office:value-type="float" office:value="355" calcext:value-type="float">
            <text:p>355</text:p>
          </table:table-cell>
          <table:table-cell table:number-columns-repeated="916"/>
        </table:table-row>
        <table:table-row table:style-name="ro3">
          <table:table-cell/>
          <table:table-cell office:value-type="string" calcext:value-type="string">
            <text:p>inicio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44.857699122508" calcext:value-type="float">
            <text:p>244.857699122508</text:p>
          </table:table-cell>
          <table:table-cell table:style-name="ce10" table:formula="of:=[.AN17]+[.$C$10]" office:value-type="float" office:value="343.871644455048" calcext:value-type="float">
            <text:p>343.871644455048</text:p>
          </table:table-cell>
          <table:table-cell table:formula="of:=ROUND([.AM18])" office:value-type="float" office:value="245" calcext:value-type="float">
            <text:p>245</text:p>
          </table:table-cell>
          <table:table-cell table:formula="of:=ROUND([.AN18])" office:value-type="float" office:value="344" calcext:value-type="float">
            <text:p>344</text:p>
          </table:table-cell>
          <table:table-cell/>
          <table:table-cell table:formula="of:=[.AR17]-[.$C$11]" office:value-type="float" office:value="255.142300877492" calcext:value-type="float">
            <text:p>255.142300877492</text:p>
          </table:table-cell>
          <table:table-cell table:style-name="ce10" table:formula="of:=[.AS17]-[.$C$10]" office:value-type="float" office:value="356.128355544952" calcext:value-type="float">
            <text:p>356.128355544952</text:p>
          </table:table-cell>
          <table:table-cell table:formula="of:=ROUND([.AR18])" office:value-type="float" office:value="255" calcext:value-type="float">
            <text:p>255</text:p>
          </table:table-cell>
          <table:table-cell table:formula="of:=ROUND([.AS18])" office:value-type="float" office:value="356" calcext:value-type="float">
            <text:p>35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formula="of:=[.C15]*[.C18]+([.C15]*[.C17])" office:value-type="float" office:value="0.777861913430206" calcext:value-type="float">
            <text:p>0.77786191343020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44.214911512821" calcext:value-type="float">
            <text:p>244.214911512821</text:p>
          </table:table-cell>
          <table:table-cell table:style-name="ce10" table:formula="of:=[.AN18]+[.$C$10]" office:value-type="float" office:value="343.105600011929" calcext:value-type="float">
            <text:p>343.105600011929</text:p>
          </table:table-cell>
          <table:table-cell table:formula="of:=ROUND([.AM19])" office:value-type="float" office:value="244" calcext:value-type="float">
            <text:p>244</text:p>
          </table:table-cell>
          <table:table-cell table:formula="of:=ROUND([.AN19])" office:value-type="float" office:value="343" calcext:value-type="float">
            <text:p>343</text:p>
          </table:table-cell>
          <table:table-cell/>
          <table:table-cell table:formula="of:=[.AR18]-[.$C$11]" office:value-type="float" office:value="255.785088487179" calcext:value-type="float">
            <text:p>255.785088487179</text:p>
          </table:table-cell>
          <table:table-cell table:style-name="ce10" table:formula="of:=[.AS18]-[.$C$10]" office:value-type="float" office:value="356.894399988071" calcext:value-type="float">
            <text:p>356.894399988071</text:p>
          </table:table-cell>
          <table:table-cell table:formula="of:=ROUND([.AR19])" office:value-type="float" office:value="256" calcext:value-type="float">
            <text:p>256</text:p>
          </table:table-cell>
          <table:table-cell table:formula="of:=ROUND([.AS19])" office:value-type="float" office:value="357" calcext:value-type="float">
            <text:p>357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formula="of:=[.C16]*[.C18]+([.C17]*[.C16])" office:value-type="float" office:value="0.652703644666139" calcext:value-type="float">
            <text:p>0.65270364466613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43.572123903135" calcext:value-type="float">
            <text:p>243.572123903135</text:p>
          </table:table-cell>
          <table:table-cell table:style-name="ce10" table:formula="of:=[.AN19]+[.$C$10]" office:value-type="float" office:value="342.33955556881" calcext:value-type="float">
            <text:p>342.33955556881</text:p>
          </table:table-cell>
          <table:table-cell table:formula="of:=ROUND([.AM20])" office:value-type="float" office:value="244" calcext:value-type="float">
            <text:p>244</text:p>
          </table:table-cell>
          <table:table-cell table:formula="of:=ROUND([.AN20])" office:value-type="float" office:value="342" calcext:value-type="float">
            <text:p>342</text:p>
          </table:table-cell>
          <table:table-cell/>
          <table:table-cell table:formula="of:=[.AR19]-[.$C$11]" office:value-type="float" office:value="256.427876096865" calcext:value-type="float">
            <text:p>256.427876096865</text:p>
          </table:table-cell>
          <table:table-cell table:style-name="ce10" table:formula="of:=[.AS19]-[.$C$10]" office:value-type="float" office:value="357.66044443119" calcext:value-type="float">
            <text:p>357.66044443119</text:p>
          </table:table-cell>
          <table:table-cell table:formula="of:=ROUND([.AR20])" office:value-type="float" office:value="256" calcext:value-type="float">
            <text:p>256</text:p>
          </table:table-cell>
          <table:table-cell table:formula="of:=ROUND([.AS20])" office:value-type="float" office:value="358" calcext:value-type="float">
            <text:p>358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42.929336293448" calcext:value-type="float">
            <text:p>242.929336293448</text:p>
          </table:table-cell>
          <table:table-cell table:style-name="ce10" table:formula="of:=[.AN20]+[.$C$10]" office:value-type="float" office:value="341.573511125691" calcext:value-type="float">
            <text:p>341.573511125691</text:p>
          </table:table-cell>
          <table:table-cell table:formula="of:=ROUND([.AM21])" office:value-type="float" office:value="243" calcext:value-type="float">
            <text:p>243</text:p>
          </table:table-cell>
          <table:table-cell table:formula="of:=ROUND([.AN21])" office:value-type="float" office:value="342" calcext:value-type="float">
            <text:p>342</text:p>
          </table:table-cell>
          <table:table-cell/>
          <table:table-cell table:formula="of:=[.AR20]-[.$C$11]" office:value-type="float" office:value="257.070663706552" calcext:value-type="float">
            <text:p>257.070663706552</text:p>
          </table:table-cell>
          <table:table-cell table:style-name="ce10" table:formula="of:=[.AS20]-[.$C$10]" office:value-type="float" office:value="358.426488874309" calcext:value-type="float">
            <text:p>358.426488874309</text:p>
          </table:table-cell>
          <table:table-cell table:formula="of:=ROUND([.AR21])" office:value-type="float" office:value="257" calcext:value-type="float">
            <text:p>257</text:p>
          </table:table-cell>
          <table:table-cell table:formula="of:=ROUND([.AS21])" office:value-type="float" office:value="358" calcext:value-type="float">
            <text:p>358</text:p>
          </table:table-cell>
          <table:table-cell table:number-columns-repeated="2"/>
          <table:table-cell table:formula="of:=[.AM21] / 5" office:value-type="float" office:value="48.5858672586896" calcext:value-type="float">
            <text:p>48.5858672586896</text:p>
          </table:table-cell>
          <table:table-cell table:formula="of:=[.AN21]/5" office:value-type="float" office:value="68.3147022251383" calcext:value-type="float">
            <text:p>68.3147022251383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formula="of:=[.AN6]+([.C19]*[.C11]*100)"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42.286548683762" calcext:value-type="float">
            <text:p>242.286548683762</text:p>
          </table:table-cell>
          <table:table-cell table:style-name="ce10" table:formula="of:=[.AN21]+[.$C$10]" office:value-type="float" office:value="340.807466682572" calcext:value-type="float">
            <text:p>340.807466682572</text:p>
          </table:table-cell>
          <table:table-cell table:formula="of:=ROUND([.AM22])" office:value-type="float" office:value="242" calcext:value-type="float">
            <text:p>242</text:p>
          </table:table-cell>
          <table:table-cell table:formula="of:=ROUND([.AN22])" office:value-type="float" office:value="341" calcext:value-type="float">
            <text:p>341</text:p>
          </table:table-cell>
          <table:table-cell/>
          <table:table-cell table:formula="of:=[.AR21]-[.$C$11]" office:value-type="float" office:value="257.713451316238" calcext:value-type="float">
            <text:p>257.713451316238</text:p>
          </table:table-cell>
          <table:table-cell table:style-name="ce10" table:formula="of:=[.AS21]-[.$C$10]" office:value-type="float" office:value="359.192533317428" calcext:value-type="float">
            <text:p>359.192533317428</text:p>
          </table:table-cell>
          <table:table-cell table:formula="of:=ROUND([.AR22])" office:value-type="float" office:value="258" calcext:value-type="float">
            <text:p>258</text:p>
          </table:table-cell>
          <table:table-cell table:formula="of:=ROUND([.AS22])" office:value-type="float" office:value="359" calcext:value-type="float">
            <text:p>359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formula="of:=[.AO6]+([.C20] *[.C11]*100)" office:value-type="float" office:value="308.045018441136" calcext:value-type="float">
            <text:p>308.04501844113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41.643761074075" calcext:value-type="float">
            <text:p>241.643761074075</text:p>
          </table:table-cell>
          <table:table-cell table:style-name="ce10" table:formula="of:=[.AN22]+[.$C$10]" office:value-type="float" office:value="340.041422239453" calcext:value-type="float">
            <text:p>340.041422239453</text:p>
          </table:table-cell>
          <table:table-cell table:formula="of:=ROUND([.AM23])" office:value-type="float" office:value="242" calcext:value-type="float">
            <text:p>242</text:p>
          </table:table-cell>
          <table:table-cell table:formula="of:=ROUND([.AN23])" office:value-type="float" office:value="340" calcext:value-type="float">
            <text:p>340</text:p>
          </table:table-cell>
          <table:table-cell/>
          <table:table-cell table:formula="of:=[.AR22]-[.$C$11]" office:value-type="float" office:value="258.356238925925" calcext:value-type="float">
            <text:p>258.356238925925</text:p>
          </table:table-cell>
          <table:table-cell table:style-name="ce10" table:formula="of:=[.AS22]-[.$C$10]" office:value-type="float" office:value="359.958577760547" calcext:value-type="float">
            <text:p>359.958577760547</text:p>
          </table:table-cell>
          <table:table-cell table:formula="of:=ROUND([.AR23])" office:value-type="float" office:value="258" calcext:value-type="float">
            <text:p>258</text:p>
          </table:table-cell>
          <table:table-cell table:formula="of:=ROUND([.AS23])" office:value-type="float" office:value="360" calcext:value-type="float">
            <text:p>36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  <draw:line draw:z-index="10" draw:name="Line 7" draw:style-name="gr2" draw:text-style-name="P2" svg:x1="1.5028in" svg:y1="0.7866in" svg:x2="0.9429in" svg:y2="0.1748in">
              <text:p/>
            </draw:line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41.000973464389" calcext:value-type="float">
            <text:p>241.000973464389</text:p>
          </table:table-cell>
          <table:table-cell table:style-name="ce10" table:formula="of:=[.AN23]+[.$C$10]" office:value-type="float" office:value="339.275377796334" calcext:value-type="float">
            <text:p>339.275377796334</text:p>
          </table:table-cell>
          <table:table-cell table:formula="of:=ROUND([.AM24])" office:value-type="float" office:value="241" calcext:value-type="float">
            <text:p>241</text:p>
          </table:table-cell>
          <table:table-cell table:formula="of:=ROUND([.AN24])" office:value-type="float" office:value="339" calcext:value-type="float">
            <text:p>339</text:p>
          </table:table-cell>
          <table:table-cell/>
          <table:table-cell table:formula="of:=[.AR23]-[.$C$11]" office:value-type="float" office:value="258.999026535612" calcext:value-type="float">
            <text:p>258.999026535612</text:p>
          </table:table-cell>
          <table:table-cell table:style-name="ce10" table:formula="of:=[.AS23]-[.$C$10]" office:value-type="float" office:value="360.724622203666" calcext:value-type="float">
            <text:p>360.724622203666</text:p>
          </table:table-cell>
          <table:table-cell table:formula="of:=ROUND([.AR24])" office:value-type="float" office:value="259" calcext:value-type="float">
            <text:p>259</text:p>
          </table:table-cell>
          <table:table-cell table:formula="of:=ROUND([.AS24])" office:value-type="float" office:value="361" calcext:value-type="float">
            <text:p>361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40.358185854702" calcext:value-type="float">
            <text:p>240.358185854702</text:p>
          </table:table-cell>
          <table:table-cell table:style-name="ce10" table:formula="of:=[.AN24]+[.$C$10]" office:value-type="float" office:value="338.509333353215" calcext:value-type="float">
            <text:p>338.509333353215</text:p>
          </table:table-cell>
          <table:table-cell table:formula="of:=ROUND([.AM25])" office:value-type="float" office:value="240" calcext:value-type="float">
            <text:p>240</text:p>
          </table:table-cell>
          <table:table-cell table:formula="of:=ROUND([.AN25])" office:value-type="float" office:value="339" calcext:value-type="float">
            <text:p>339</text:p>
          </table:table-cell>
          <table:table-cell/>
          <table:table-cell table:formula="of:=[.AR24]-[.$C$11]" office:value-type="float" office:value="259.641814145298" calcext:value-type="float">
            <text:p>259.641814145298</text:p>
          </table:table-cell>
          <table:table-cell table:style-name="ce10" table:formula="of:=[.AS24]-[.$C$10]" office:value-type="float" office:value="361.490666646785" calcext:value-type="float">
            <text:p>361.490666646785</text:p>
          </table:table-cell>
          <table:table-cell table:formula="of:=ROUND([.AR25])" office:value-type="float" office:value="260" calcext:value-type="float">
            <text:p>260</text:p>
          </table:table-cell>
          <table:table-cell table:formula="of:=ROUND([.AS25])" office:value-type="float" office:value="361" calcext:value-type="float">
            <text:p>361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39.715398245015" calcext:value-type="float">
            <text:p>239.715398245015</text:p>
          </table:table-cell>
          <table:table-cell table:style-name="ce10" table:formula="of:=[.AN25]+[.$C$10]" office:value-type="float" office:value="337.743288910096" calcext:value-type="float">
            <text:p>337.743288910096</text:p>
          </table:table-cell>
          <table:table-cell table:formula="of:=ROUND([.AM26])" office:value-type="float" office:value="240" calcext:value-type="float">
            <text:p>240</text:p>
          </table:table-cell>
          <table:table-cell table:formula="of:=ROUND([.AN26])" office:value-type="float" office:value="338" calcext:value-type="float">
            <text:p>338</text:p>
          </table:table-cell>
          <table:table-cell/>
          <table:table-cell table:formula="of:=[.AR25]-[.$C$11]" office:value-type="float" office:value="260.284601754985" calcext:value-type="float">
            <text:p>260.284601754985</text:p>
          </table:table-cell>
          <table:table-cell table:style-name="ce10" table:formula="of:=[.AS25]-[.$C$10]" office:value-type="float" office:value="362.256711089904" calcext:value-type="float">
            <text:p>362.256711089904</text:p>
          </table:table-cell>
          <table:table-cell table:formula="of:=ROUND([.AR26])" office:value-type="float" office:value="260" calcext:value-type="float">
            <text:p>260</text:p>
          </table:table-cell>
          <table:table-cell table:formula="of:=ROUND([.AS26])" office:value-type="float" office:value="362" calcext:value-type="float">
            <text:p>362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39.072610635329" calcext:value-type="float">
            <text:p>239.072610635329</text:p>
          </table:table-cell>
          <table:table-cell table:style-name="ce10" table:formula="of:=[.AN26]+[.$C$10]" office:value-type="float" office:value="336.977244466978" calcext:value-type="float">
            <text:p>336.977244466978</text:p>
          </table:table-cell>
          <table:table-cell table:formula="of:=ROUND([.AM27])" office:value-type="float" office:value="239" calcext:value-type="float">
            <text:p>239</text:p>
          </table:table-cell>
          <table:table-cell table:formula="of:=ROUND([.AN27])" office:value-type="float" office:value="337" calcext:value-type="float">
            <text:p>337</text:p>
          </table:table-cell>
          <table:table-cell/>
          <table:table-cell table:formula="of:=[.AR26]-[.$C$11]" office:value-type="float" office:value="260.927389364671" calcext:value-type="float">
            <text:p>260.927389364671</text:p>
          </table:table-cell>
          <table:table-cell table:style-name="ce10" table:formula="of:=[.AS26]-[.$C$10]" office:value-type="float" office:value="363.022755533023" calcext:value-type="float">
            <text:p>363.022755533023</text:p>
          </table:table-cell>
          <table:table-cell table:formula="of:=ROUND([.AR27])" office:value-type="float" office:value="261" calcext:value-type="float">
            <text:p>261</text:p>
          </table:table-cell>
          <table:table-cell table:formula="of:=ROUND([.AS27])" office:value-type="float" office:value="363" calcext:value-type="float">
            <text:p>363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38.429823025642" calcext:value-type="float">
            <text:p>238.429823025642</text:p>
          </table:table-cell>
          <table:table-cell table:style-name="ce10" table:formula="of:=[.AN27]+[.$C$10]" office:value-type="float" office:value="336.211200023859" calcext:value-type="float">
            <text:p>336.211200023859</text:p>
          </table:table-cell>
          <table:table-cell table:formula="of:=ROUND([.AM28])" office:value-type="float" office:value="238" calcext:value-type="float">
            <text:p>238</text:p>
          </table:table-cell>
          <table:table-cell table:formula="of:=ROUND([.AN28])" office:value-type="float" office:value="336" calcext:value-type="float">
            <text:p>336</text:p>
          </table:table-cell>
          <table:table-cell/>
          <table:table-cell table:formula="of:=[.AR27]-[.$C$11]" office:value-type="float" office:value="261.570176974358" calcext:value-type="float">
            <text:p>261.570176974358</text:p>
          </table:table-cell>
          <table:table-cell table:style-name="ce10" table:formula="of:=[.AS27]-[.$C$10]" office:value-type="float" office:value="363.788799976142" calcext:value-type="float">
            <text:p>363.788799976142</text:p>
          </table:table-cell>
          <table:table-cell table:formula="of:=ROUND([.AR28])" office:value-type="float" office:value="262" calcext:value-type="float">
            <text:p>262</text:p>
          </table:table-cell>
          <table:table-cell table:formula="of:=ROUND([.AS28])" office:value-type="float" office:value="364" calcext:value-type="float">
            <text:p>364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37.787035415956" calcext:value-type="float">
            <text:p>237.787035415956</text:p>
          </table:table-cell>
          <table:table-cell table:style-name="ce10" table:formula="of:=[.AN28]+[.$C$10]" office:value-type="float" office:value="335.44515558074" calcext:value-type="float">
            <text:p>335.44515558074</text:p>
          </table:table-cell>
          <table:table-cell table:formula="of:=ROUND([.AM29])" office:value-type="float" office:value="238" calcext:value-type="float">
            <text:p>238</text:p>
          </table:table-cell>
          <table:table-cell table:formula="of:=ROUND([.AN29])" office:value-type="float" office:value="335" calcext:value-type="float">
            <text:p>335</text:p>
          </table:table-cell>
          <table:table-cell/>
          <table:table-cell table:formula="of:=[.AR28]-[.$C$11]" office:value-type="float" office:value="262.212964584044" calcext:value-type="float">
            <text:p>262.212964584044</text:p>
          </table:table-cell>
          <table:table-cell table:style-name="ce10" table:formula="of:=[.AS28]-[.$C$10]" office:value-type="float" office:value="364.55484441926" calcext:value-type="float">
            <text:p>364.55484441926</text:p>
          </table:table-cell>
          <table:table-cell table:formula="of:=ROUND([.AR29])" office:value-type="float" office:value="262" calcext:value-type="float">
            <text:p>262</text:p>
          </table:table-cell>
          <table:table-cell table:formula="of:=ROUND([.AS29])" office:value-type="float" office:value="365" calcext:value-type="float">
            <text:p>365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37.144247806269" calcext:value-type="float">
            <text:p>237.144247806269</text:p>
          </table:table-cell>
          <table:table-cell table:style-name="ce10" table:formula="of:=[.AN29]+[.$C$10]" office:value-type="float" office:value="334.679111137621" calcext:value-type="float">
            <text:p>334.679111137621</text:p>
          </table:table-cell>
          <table:table-cell table:formula="of:=ROUND([.AM30])" office:value-type="float" office:value="237" calcext:value-type="float">
            <text:p>237</text:p>
          </table:table-cell>
          <table:table-cell table:formula="of:=ROUND([.AN30])" office:value-type="float" office:value="335" calcext:value-type="float">
            <text:p>335</text:p>
          </table:table-cell>
          <table:table-cell/>
          <table:table-cell table:formula="of:=[.AR29]-[.$C$11]" office:value-type="float" office:value="262.855752193731" calcext:value-type="float">
            <text:p>262.855752193731</text:p>
          </table:table-cell>
          <table:table-cell table:style-name="ce10" table:formula="of:=[.AS29]-[.$C$10]" office:value-type="float" office:value="365.320888862379" calcext:value-type="float">
            <text:p>365.320888862379</text:p>
          </table:table-cell>
          <table:table-cell table:formula="of:=ROUND([.AR30])" office:value-type="float" office:value="263" calcext:value-type="float">
            <text:p>263</text:p>
          </table:table-cell>
          <table:table-cell table:formula="of:=ROUND([.AS30])" office:value-type="float" office:value="365" calcext:value-type="float">
            <text:p>365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36.501460196583" calcext:value-type="float">
            <text:p>236.501460196583</text:p>
          </table:table-cell>
          <table:table-cell table:style-name="ce10" table:formula="of:=[.AN30]+[.$C$10]" office:value-type="float" office:value="333.913066694502" calcext:value-type="float">
            <text:p>333.913066694502</text:p>
          </table:table-cell>
          <table:table-cell table:formula="of:=ROUND([.AM31])" office:value-type="float" office:value="237" calcext:value-type="float">
            <text:p>237</text:p>
          </table:table-cell>
          <table:table-cell table:formula="of:=ROUND([.AN31])" office:value-type="float" office:value="334" calcext:value-type="float">
            <text:p>334</text:p>
          </table:table-cell>
          <table:table-cell/>
          <table:table-cell table:formula="of:=[.AR30]-[.$C$11]" office:value-type="float" office:value="263.498539803417" calcext:value-type="float">
            <text:p>263.498539803417</text:p>
          </table:table-cell>
          <table:table-cell table:style-name="ce10" table:formula="of:=[.AS30]-[.$C$10]" office:value-type="float" office:value="366.086933305498" calcext:value-type="float">
            <text:p>366.086933305498</text:p>
          </table:table-cell>
          <table:table-cell table:formula="of:=ROUND([.AR31])" office:value-type="float" office:value="263" calcext:value-type="float">
            <text:p>263</text:p>
          </table:table-cell>
          <table:table-cell table:formula="of:=ROUND([.AS31])" office:value-type="float" office:value="366" calcext:value-type="float">
            <text:p>366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adians(90) – pi /4</text:p>
          </table:table-cell>
          <table:table-cell table:formula="of:=RADIANS(90) - PI() / 4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C11]*5" office:value-type="float" office:value="-3.2139380484327" calcext:value-type="float">
            <text:p>-3.2139380484327</text:p>
          </table:table-cell>
          <table:table-cell table:style-name="ce10" table:formula="of:=[.C10]*5" office:value-type="float" office:value="-3.83022221559489" calcext:value-type="float">
            <text:p>-3.83022221559489</text:p>
          </table:table-cell>
          <table:table-cell table:formula="of:=ROUND([.AM33])" office:value-type="float" office:value="-3" calcext:value-type="float">
            <text:p>-3</text:p>
          </table:table-cell>
          <table:table-cell table:formula="of:=ROUND([.AN33])" office:value-type="float" office:value="-4" calcext:value-type="float">
            <text:p>-4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/>
          <table:table-cell office:value-type="string" calcext:value-type="string">
            <text:p>Radians(45)</text:p>
          </table:table-cell>
          <table:table-cell table:formula="of:=RADIANS(45)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AO33]+[.$AM$33]" office:value-type="float" office:value="-6.2139380484327" calcext:value-type="float">
            <text:p>-6.2139380484327</text:p>
          </table:table-cell>
          <table:table-cell table:style-name="ce10" table:formula="of:=[.AP33]+[.$AN$33]" office:value-type="float" office:value="-7.83022221559489" calcext:value-type="float">
            <text:p>-7.83022221559489</text:p>
          </table:table-cell>
          <table:table-cell table:formula="of:=ROUND([.AM34])" office:value-type="float" office:value="-6" calcext:value-type="float">
            <text:p>-6</text:p>
          </table:table-cell>
          <table:table-cell table:formula="of:=ROUND([.AN34])" office:value-type="float" office:value="-8" calcext:value-type="float">
            <text:p>-8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(Pi / 2 ) / 3</text:p>
          </table:table-cell>
          <table:table-cell table:formula="of:=(PI() /2) / 3" office:value-type="float" office:value="0.523598775598299" calcext:value-type="float">
            <text:p>0.523598775598299</text:p>
          </table:table-cell>
          <table:table-cell table:number-columns-repeated="35"/>
          <table:table-cell table:formula="of:=[.AO34]+[.$AM$33]" office:value-type="float" office:value="-9.2139380484327" calcext:value-type="float">
            <text:p>-9.2139380484327</text:p>
          </table:table-cell>
          <table:table-cell table:style-name="ce10" table:formula="of:=[.AP34]+[.$AN$33]" office:value-type="float" office:value="-11.8302222155949" calcext:value-type="float">
            <text:p>-11.8302222155949</text:p>
          </table:table-cell>
          <table:table-cell table:formula="of:=ROUND([.AM35])" office:value-type="float" office:value="-9" calcext:value-type="float">
            <text:p>-9</text:p>
          </table:table-cell>
          <table:table-cell table:formula="of:=ROUND([.AN35])" office:value-type="float" office:value="-12" calcext:value-type="float">
            <text:p>-12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emove distortion</text:p>
          </table:table-cell>
          <table:table-cell table:number-columns-repeated="37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correct distance</text:p>
          </table:table-cell>
          <table:table-cell table:number-columns-repeated="37"/>
          <table:table-cell table:style-name="ce10"/>
          <table:table-cell table:formula="of:=POWER([.C10]/[.C11]; 2)" office:value-type="float" office:value="1.42027662546121" calcext:value-type="float">
            <text:p>1.42027662546121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distorted distance</text:p>
          </table:table-cell>
          <table:table-cell table:number-columns-repeated="37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/>
          <table:table-cell office:value-type="string" calcext:value-type="string">
            <text:p>fix distance</text:p>
          </table:table-cell>
          <table:table-cell table:number-columns-repeated="37"/>
          <table:table-cell office:value-type="string" calcext:value-type="string">
            <text:p>Sx</text:p>
          </table:table-cell>
          <table:table-cell table:formula="of:=SQRT(1 + POWER([.$C$10]/[.$C$11];2))" office:value-type="float" office:value="1.55572382686041" calcext:value-type="float">
            <text:p>1.55572382686041</text:p>
          </table:table-cell>
          <table:table-cell table:number-columns-repeated="2"/>
          <table:table-cell table:formula="of:=([.AO40]* 0.5)+ [.AO40] * 3" office:value-type="float" office:value="5.44503339401144" calcext:value-type="float">
            <text:p>5.44503339401144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1.30540728933228" calcext:value-type="float">
            <text:p>1.30540728933228</text:p>
          </table:table-cell>
          <table:table-cell table:number-columns-repeated="922"/>
        </table:table-row>
        <table:table-row table:style-name="ro2">
          <table:table-cell/>
          <table:table-cell office:value-type="string" calcext:value-type="string">
            <text:p>dif</text:p>
          </table:table-cell>
          <table:table-cell table:formula="of:=90 - 70" office:value-type="float" office:value="20" calcext:value-type="float">
            <text:p>20</text:p>
          </table:table-cell>
          <table:table-cell table:number-columns-repeated="40"/>
          <table:table-cell table:style-name="ce2" table:formula="of:=[.AN6] + ([.C11] *[.AR40])* 100" office:value-type="float" office:value="-100" calcext:value-type="float">
            <text:p>-10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-5.497787)" office:value-type="float" office:value="0.707106679517215" calcext:value-type="float">
            <text:p>0.707106679517215</text:p>
          </table:table-cell>
          <table:table-cell table:number-columns-repeated="40"/>
          <table:table-cell table:style-name="ce2" table:formula="of:=[.AO6]+(-1*[.C10] *[.AR40]) * 100" office:value-type="float" office:value="767.113757407974" calcext:value-type="float">
            <text:p>767.11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RADIANS(45))" office:value-type="float" office:value="0.707106781186548" calcext:value-type="float">
            <text:p>0.707106781186548</text:p>
          </table:table-cell>
          <table:table-cell table:number-columns-repeated="960"/>
        </table:table-row>
        <table:table-row table:style-name="ro2" table:number-rows-repeated="1048531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number-columns-repeated="16368" table:default-cell-style-name="Default"/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office:value-type="string" calcext:value-type="string">
            <text:p>grado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grados</text:p>
          </table:table-cell>
          <table:table-cell table:formula="of:=[.F2]+45" office:value-type="float" office:value="175" calcext:value-type="float">
            <text:p>175</text:p>
          </table:table-cell>
          <table:table-cell table:number-columns-repeated="16375"/>
        </table:table-row>
        <table:table-row table:style-name="ro4">
          <table:table-cell table:number-columns-repeated="5"/>
          <table:table-cell table:formula="of:=RADIANS([.F2])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radianes</text:p>
          </table:table-cell>
          <table:table-cell table:style-name="ce54" office:value-type="float" office:value="3.0543263" calcext:value-type="float">
            <text:p>3.0543263</text:p>
          </table:table-cell>
          <table:table-cell table:number-columns-repeated="16375"/>
        </table:table-row>
        <table:table-row table:style-name="ro4">
          <table:table-cell table:number-columns-repeated="7"/>
          <table:table-cell office:value-type="string" calcext:value-type="string">
            <text:p>incremento</text:p>
          </table:table-cell>
          <table:table-cell table:style-name="ce55" table:formula="of:=RADIANS(90) / 799" office:value-type="float" office:value="0.00196595284955557" calcext:value-type="float">
            <text:p>0.0019659528</text:p>
          </table:table-cell>
          <table:table-cell table:number-columns-repeated="16375"/>
        </table:table-row>
        <table:table-row table:style-name="ro4">
          <table:table-cell table:number-columns-repeated="4"/>
          <table:table-cell office:value-type="string" calcext:value-type="string">
            <text:p>angulo camera</text:p>
          </table:table-cell>
          <table:table-cell table:formula="of:=[.F3]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angulo inicial</text:p>
          </table:table-cell>
          <table:table-cell table:formula="of:=[.I3]" office:value-type="float" office:value="3.0543263" calcext:value-type="float">
            <text:p>3.0543263</text:p>
          </table:table-cell>
          <table:table-cell table:formula="of:=[.I5] - [.$I$4]" office:value-type="float" office:value="3.05236034715044" calcext:value-type="float">
            <text:p>3.05236034715044</text:p>
          </table:table-cell>
          <table:table-cell table:formula="of:=[.J5] - [.$I$4]" office:value-type="float" office:value="3.05039439430089" calcext:value-type="float">
            <text:p>3.05039439430089</text:p>
          </table:table-cell>
          <table:table-cell table:formula="of:=[.K5] - [.$I$4]" office:value-type="float" office:value="3.04842844145133" calcext:value-type="float">
            <text:p>3.04842844145133</text:p>
          </table:table-cell>
          <table:table-cell table:formula="of:=[.L5] - [.$I$4]" office:value-type="float" office:value="3.04646248860178" calcext:value-type="float">
            <text:p>3.04646248860178</text:p>
          </table:table-cell>
          <table:table-cell table:formula="of:=[.M5] - [.$I$4]" office:value-type="float" office:value="3.04449653575222" calcext:value-type="float">
            <text:p>3.04449653575222</text:p>
          </table:table-cell>
          <table:table-cell table:formula="of:=[.N5] - [.$I$4]" office:value-type="float" office:value="3.04253058290267" calcext:value-type="float">
            <text:p>3.04253058290267</text:p>
          </table:table-cell>
          <table:table-cell table:number-columns-repeated="16369"/>
        </table:table-row>
        <table:table-row table:style-name="ro4">
          <table:table-cell table:number-columns-repeated="4"/>
          <table:table-cell table:style-name="ce51" office:value-type="string" calcext:value-type="string">
            <text:p>dx</text:p>
          </table:table-cell>
          <table:table-cell table:style-name="ce51" table:formula="of:=COS([.F3])" office:value-type="float" office:value="-0.642787609686539" calcext:value-type="float">
            <text:p>-0.642787609686539</text:p>
          </table:table-cell>
          <table:table-cell/>
          <table:table-cell table:style-name="ce53" office:value-type="string" calcext:value-type="string">
            <text:p>dx</text:p>
          </table:table-cell>
          <table:table-cell table:style-name="ce53" table:formula="of:=COS(RADIANS([.I3]))" office:value-type="float" office:value="0.998579462331799" calcext:value-type="float">
            <text:p>0.998579462331799</text:p>
          </table:table-cell>
          <table:table-cell table:style-name="ce53" table:formula="of:=COS(RADIANS([.J5]))" office:value-type="float" office:value="0.998581290002261" calcext:value-type="float">
            <text:p>0.998581290002261</text:p>
          </table:table-cell>
          <table:table-cell table:style-name="ce53" table:formula="of:=COS(RADIANS([.K5]))" office:value-type="float" office:value="0.998583116497057" calcext:value-type="float">
            <text:p>0.998583116497057</text:p>
          </table:table-cell>
          <table:table-cell table:style-name="ce53" table:formula="of:=COS(RADIANS([.L5]))" office:value-type="float" office:value="0.998584941816183" calcext:value-type="float">
            <text:p>0.998584941816183</text:p>
          </table:table-cell>
          <table:table-cell table:style-name="ce53" table:formula="of:=COS(RADIANS([.M5]))" office:value-type="float" office:value="0.998586765959637" calcext:value-type="float">
            <text:p>0.998586765959637</text:p>
          </table:table-cell>
          <table:table-cell table:style-name="ce53" table:formula="of:=COS(RADIANS([.N5]))" office:value-type="float" office:value="0.998588588927419" calcext:value-type="float">
            <text:p>0.998588588927419</text:p>
          </table:table-cell>
          <table:table-cell table:style-name="ce53" table:formula="of:=COS(RADIANS([.O5]))" office:value-type="float" office:value="0.998590410719524" calcext:value-type="float">
            <text:p>0.998590410719524</text:p>
          </table:table-cell>
          <table:table-cell table:number-columns-repeated="16369"/>
        </table:table-row>
        <table:table-row table:style-name="ro4">
          <table:table-cell table:number-columns-repeated="4"/>
          <table:table-cell table:style-name="ce51" office:value-type="string" calcext:value-type="string">
            <text:p>dy</text:p>
          </table:table-cell>
          <table:table-cell table:style-name="ce51" table:formula="of:=SIN(RADIANS([.F2]))*-1" office:value-type="float" office:value="-0.766044443118978" calcext:value-type="float">
            <text:p>-0.766044443118978</text:p>
          </table:table-cell>
          <table:table-cell/>
          <table:table-cell table:style-name="ce53" office:value-type="string" calcext:value-type="string">
            <text:p>dy</text:p>
          </table:table-cell>
          <table:table-cell table:style-name="ce53" table:formula="of:=SIN(RADIANS([.I5]))* -1" office:value-type="float" office:value="-0.0532828059427761" calcext:value-type="float">
            <text:p>-0.0532828059427761</text:p>
          </table:table-cell>
          <table:table-cell table:style-name="ce53" table:formula="of:=SIN(RADIANS([.J5]))* -1" office:value-type="float" office:value="-0.0532485423032391" calcext:value-type="float">
            <text:p>-0.0532485423032391</text:p>
          </table:table-cell>
          <table:table-cell table:style-name="ce53" table:formula="of:=SIN(RADIANS([.K5]))* -1" office:value-type="float" office:value="-0.0532142786010105" calcext:value-type="float">
            <text:p>-0.0532142786010105</text:p>
          </table:table-cell>
          <table:table-cell table:style-name="ce53" table:formula="of:=SIN(RADIANS([.L5]))* -1" office:value-type="float" office:value="-0.0531800148361309" calcext:value-type="float">
            <text:p>-0.0531800148361309</text:p>
          </table:table-cell>
          <table:table-cell table:style-name="ce53" table:formula="of:=SIN(RADIANS([.M5]))* -1" office:value-type="float" office:value="-0.0531457510086404" calcext:value-type="float">
            <text:p>-0.0531457510086404</text:p>
          </table:table-cell>
          <table:table-cell table:style-name="ce53" table:formula="of:=SIN(RADIANS([.N5]))* -1" office:value-type="float" office:value="-0.0531114871185794" calcext:value-type="float">
            <text:p>-0.0531114871185794</text:p>
          </table:table-cell>
          <table:table-cell table:style-name="ce53" table:formula="of:=SIN(RADIANS([.O5]))* -1" office:value-type="float" office:value="-0.0530772231659883" calcext:value-type="float">
            <text:p>-0.0530772231659883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office:value-type="string" calcext:value-type="string">
            <text:p>side_dy</text:p>
          </table:table-cell>
          <table:table-cell table:formula="of:=SQRT(1+ POWER([.F6]/[.F7];2))" office:value-type="float" office:value="1.30540728933228" calcext:value-type="float">
            <text:p>1.30540728933228</text:p>
          </table:table-cell>
          <table:table-cell/>
          <table:table-cell office:value-type="string" calcext:value-type="string">
            <text:p>side_dy</text:p>
          </table:table-cell>
          <table:table-cell table:formula="of:=SQRT(1 + POWER([.I6]/[.I7];2))" office:value-type="float" office:value="18.7677803806723" calcext:value-type="float">
            <text:p>18.7677803806723</text:p>
          </table:table-cell>
          <table:table-cell table:formula="of:=SQRT(1 + POWER([.J6]/[.J7];2))" office:value-type="float" office:value="18.77985681383" calcext:value-type="float">
            <text:p>18.77985681383</text:p>
          </table:table-cell>
          <table:table-cell table:formula="of:=SQRT(1 + POWER([.K6]/[.K7];2))" office:value-type="float" office:value="18.7919488206876" calcext:value-type="float">
            <text:p>18.7919488206876</text:p>
          </table:table-cell>
          <table:table-cell table:formula="of:=SQRT(1 + POWER([.L6]/[.L7];2))" office:value-type="float" office:value="18.8040564313757" calcext:value-type="float">
            <text:p>18.8040564313757</text:p>
          </table:table-cell>
          <table:table-cell table:formula="of:=SQRT(1 + POWER([.M6]/[.M7];2))" office:value-type="float" office:value="18.8161796761028" calcext:value-type="float">
            <text:p>18.8161796761028</text:p>
          </table:table-cell>
          <table:table-cell table:formula="of:=SQRT(1 + POWER([.N6]/[.N7];2))" office:value-type="float" office:value="18.8283185851556" calcext:value-type="float">
            <text:p>18.8283185851556</text:p>
          </table:table-cell>
          <table:table-cell table:formula="of:=SQRT(1 + POWER([.O6]/[.O7];2))" office:value-type="float" office:value="18.8404731888988" calcext:value-type="float">
            <text:p>18.8404731888988</text:p>
          </table:table-cell>
          <table:table-cell table:number-columns-repeated="16369"/>
        </table:table-row>
        <table:table-row table:style-name="ro4">
          <table:table-cell table:number-columns-repeated="4"/>
          <table:table-cell office:value-type="string" calcext:value-type="string">
            <text:p>side_dx</text:p>
          </table:table-cell>
          <table:table-cell table:formula="of:=SQRT(1+POWER([.F7]/[.F6];2))" office:value-type="float" office:value="1.55572382686041" calcext:value-type="float">
            <text:p>1.55572382686041</text:p>
          </table:table-cell>
          <table:table-cell/>
          <table:table-cell office:value-type="string" calcext:value-type="string">
            <text:p>side dx</text:p>
          </table:table-cell>
          <table:table-cell table:formula="of:=SQRT(1+ POWER([.I7]/[.I6];2))" office:value-type="float" office:value="1.00142255846609" calcext:value-type="float">
            <text:p>1.00142255846609</text:p>
          </table:table-cell>
          <table:table-cell table:formula="of:=SQRT(1+ POWER([.J7]/[.J6];2))" office:value-type="float" office:value="1.00142072559535" calcext:value-type="float">
            <text:p>1.00142072559535</text:p>
          </table:table-cell>
          <table:table-cell table:formula="of:=SQRT(1+ POWER([.K7]/[.K6];2))" office:value-type="float" office:value="1.00141889391032" calcext:value-type="float">
            <text:p>1.00141889391032</text:p>
          </table:table-cell>
          <table:table-cell table:formula="of:=SQRT(1+ POWER([.L7]/[.L6];2))" office:value-type="float" office:value="1.00141706341099" calcext:value-type="float">
            <text:p>1.00141706341099</text:p>
          </table:table-cell>
          <table:table-cell table:formula="of:=SQRT(1+ POWER([.M7]/[.M6];2))" office:value-type="float" office:value="1.00141523409736" calcext:value-type="float">
            <text:p>1.00141523409736</text:p>
          </table:table-cell>
          <table:table-cell table:formula="of:=SQRT(1+ POWER([.N7]/[.N6];2))" office:value-type="float" office:value="1.00141340596942" calcext:value-type="float">
            <text:p>1.00141340596942</text:p>
          </table:table-cell>
          <table:table-cell table:formula="of:=SQRT(1+ POWER([.O7]/[.O6];2))" office:value-type="float" office:value="1.00141157902714" calcext:value-type="float">
            <text:p>1.00141157902714</text:p>
          </table:table-cell>
          <table:table-cell table:number-columns-repeated="19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paso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acu_dy</text:p>
          </table:table-cell>
          <table:table-cell table:formula="of:=[.F9]*0.5 + ([.F9]*[.F11])" office:value-type="float" office:value="1.95811093399842" calcext:value-type="float">
            <text:p>1.95811093399842</text:p>
          </table:table-cell>
          <table:table-cell/>
          <table:table-cell office:value-type="string" calcext:value-type="string">
            <text:p>acu_dy</text:p>
          </table:table-cell>
          <table:table-cell table:formula="of:=[.I9]*0.5 + ([.I9]*[.$F$11])" office:value-type="float" office:value="28.1516705710084" calcext:value-type="float">
            <text:p>28.1516705710084</text:p>
          </table:table-cell>
          <table:table-cell table:formula="of:=[.J9]*0.5 + ([.J9]*[.$F$11])" office:value-type="float" office:value="28.169785220745" calcext:value-type="float">
            <text:p>28.169785220745</text:p>
          </table:table-cell>
          <table:table-cell table:formula="of:=[.K9]*0.5 + ([.K9]*[.$F$11])" office:value-type="float" office:value="28.1879232310314" calcext:value-type="float">
            <text:p>28.1879232310314</text:p>
          </table:table-cell>
          <table:table-cell table:formula="of:=[.L9]*0.5 + ([.L9]*[.$F$11])" office:value-type="float" office:value="28.2060846470635" calcext:value-type="float">
            <text:p>28.2060846470635</text:p>
          </table:table-cell>
          <table:table-cell table:formula="of:=[.M9]*0.5 + ([.M9]*[.$F$11])" office:value-type="float" office:value="28.2242695141542" calcext:value-type="float">
            <text:p>28.2242695141542</text:p>
          </table:table-cell>
          <table:table-cell table:formula="of:=[.N9]*0.5 + ([.N9]*[.$F$11])" office:value-type="float" office:value="28.2424778777334" calcext:value-type="float">
            <text:p>28.2424778777334</text:p>
          </table:table-cell>
          <table:table-cell table:formula="of:=[.O9]*0.5 + ([.O9]*[.$F$11])" office:value-type="float" office:value="28.2607097833482" calcext:value-type="float">
            <text:p>28.2607097833482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acu_dx</text:p>
          </table:table-cell>
          <table:table-cell table:style-name="ce52" table:formula="of:=[.F10]*0.5 + ( [.F10] * [.F11])" office:value-type="float" office:value="2.33358574029062" calcext:value-type="float">
            <text:p>2.33358574029062</text:p>
          </table:table-cell>
          <table:table-cell/>
          <table:table-cell office:value-type="string" calcext:value-type="string">
            <text:p>acu_dy</text:p>
          </table:table-cell>
          <table:table-cell table:formula="of:=([.I10]*0.5 + [.I10]*[.$F$11]) - [.F10]" office:value-type="float" office:value="-0.053589989161281" calcext:value-type="float">
            <text:p>-0.053589989161281</text:p>
          </table:table-cell>
          <table:table-cell table:formula="of:=[.J10]*0.5 + [.J10]*[.$F$11]" office:value-type="float" office:value="1.50213108839302" calcext:value-type="float">
            <text:p>1.50213108839302</text:p>
          </table:table-cell>
          <table:table-cell table:formula="of:=[.K10]*0.5 + [.K10]*[.$F$11]" office:value-type="float" office:value="1.50212834086548" calcext:value-type="float">
            <text:p>1.50212834086548</text:p>
          </table:table-cell>
          <table:table-cell table:formula="of:=[.L10]*0.5 + [.L10]*[.$F$11]" office:value-type="float" office:value="1.50212559511649" calcext:value-type="float">
            <text:p>1.50212559511649</text:p>
          </table:table-cell>
          <table:table-cell table:formula="of:=[.M10]*0.5 + [.M10]*[.$F$11]" office:value-type="float" office:value="1.50212285114605" calcext:value-type="float">
            <text:p>1.50212285114605</text:p>
          </table:table-cell>
          <table:table-cell table:formula="of:=[.N10]*0.5 + [.N10]*[.$F$11]" office:value-type="float" office:value="1.50212010895413" calcext:value-type="float">
            <text:p>1.50212010895413</text:p>
          </table:table-cell>
          <table:table-cell table:formula="of:=[.O10]*0.5 + [.O10]*[.$F$11]" office:value-type="float" office:value="1.50211736854071" calcext:value-type="float">
            <text:p>1.50211736854071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7"/>
          <table:table-cell office:value-type="string" calcext:value-type="string">
            <text:p>dis_corr</text:p>
          </table:table-cell>
          <table:table-cell table:formula="of:=COS([.I5]-[.$F$5])*[.I13]" office:value-type="float" office:value="-0.03789384060885" calcext:value-type="float">
            <text:p>-0.03789384060885</text:p>
          </table:table-cell>
          <table:table-cell table:formula="of:=COS([.J5]-[.$F$5])*[.J13]" office:value-type="float" office:value="1.06425307970354" calcext:value-type="float">
            <text:p>1.06425307970354</text:p>
          </table:table-cell>
          <table:table-cell table:formula="of:=COS([.K5]-[.$F$5])*[.K13]" office:value-type="float" office:value="1.06633313263546" calcext:value-type="float">
            <text:p>1.06633313263546</text:p>
          </table:table-cell>
          <table:table-cell table:formula="of:=COS([.L5]-[.$F$5])*[.L13]" office:value-type="float" office:value="1.06840905787873" calcext:value-type="float">
            <text:p>1.06840905787873</text:p>
          </table:table-cell>
          <table:table-cell table:formula="of:=COS([.M5]-[.$F$5])*[.M13]" office:value-type="float" office:value="1.07048084743241" calcext:value-type="float">
            <text:p>1.07048084743241</text:p>
          </table:table-cell>
          <table:table-cell table:formula="of:=COS([.N5]-[.$F$5])*[.N13]" office:value-type="float" office:value="1.07254849331156" calcext:value-type="float">
            <text:p>1.07254849331156</text:p>
          </table:table-cell>
          <table:table-cell table:formula="of:=COS([.O5]-[.$F$5])*[.O13]" office:value-type="float" office:value="1.07461198754724" calcext:value-type="float">
            <text:p>1.07461198754724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9"/>
          <table:table-cell table:formula="of:=[.J14]-[.I14]" office:value-type="float" office:value="1.10214692031239" calcext:value-type="float">
            <text:p>1.10214692031239</text:p>
          </table:table-cell>
          <table:table-cell table:formula="of:=[.K14]-[.J14]" office:value-type="float" office:value="0.0020800529319227" calcext:value-type="float">
            <text:p>0.0020800529319227</text:p>
          </table:table-cell>
          <table:table-cell table:formula="of:=[.L14]-[.K14]" office:value-type="float" office:value="0.00207592524327005" calcext:value-type="float">
            <text:p>0.00207592524327005</text:p>
          </table:table-cell>
          <table:table-cell table:formula="of:=[.M14]-[.L14]" office:value-type="float" office:value="0.00207178955368081" calcext:value-type="float">
            <text:p>0.00207178955368081</text:p>
          </table:table-cell>
          <table:table-cell table:formula="of:=[.N14]-[.M14]" office:value-type="float" office:value="0.00206764587914421" calcext:value-type="float">
            <text:p>0.00206764587914421</text:p>
          </table:table-cell>
          <table:table-cell table:formula="of:=[.O14]-[.N14]" office:value-type="float" office:value="0.00206349423567986" calcext:value-type="float">
            <text:p>0.00206349423567986</text:p>
          </table:table-cell>
          <table:table-cell table:number-columns-repeated="19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>
          <table:table-cell table:number-columns-repeated="10"/>
          <table:table-cell table:formula="of:=([.J15]-[.K15])* 1000" office:value-type="float" office:value="1100.06686738047" calcext:value-type="float">
            <text:p>1100.06686738047</text:p>
          </table:table-cell>
          <table:table-cell table:formula="of:=([.K15]-[.L15])* 1000" office:value-type="float" office:value="0.00412768865265534" calcext:value-type="float">
            <text:p>0.00412768865265534</text:p>
          </table:table-cell>
          <table:table-cell table:formula="of:=([.L15]-[.M15])* 1000" office:value-type="float" office:value="0.00413568958923527" calcext:value-type="float">
            <text:p>0.00413568958923527</text:p>
          </table:table-cell>
          <table:table-cell table:formula="of:=([.M15]-[.N15])* 1000" office:value-type="float" office:value="0.00414367453660525" calcext:value-type="float">
            <text:p>0.00414367453660525</text:p>
          </table:table-cell>
          <table:table-cell table:formula="of:=([.N15]-[.O15])* 1000" office:value-type="float" office:value="0.00415164346434516" calcext:value-type="float">
            <text:p>0.00415164346434516</text:p>
          </table:table-cell>
          <table:table-cell table:number-columns-repeated="19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 table:number-rows-repeated="2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8"/>
          <table:table-cell table:formula="of:=COS(3.0543263)" office:value-type="float" office:value="-0.99619470759258" calcext:value-type="float">
            <text:p>-0.99619470759258</text:p>
          </table:table-cell>
          <table:table-cell table:number-columns-repeated="25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9"/>
          <table:table-cell office:value-type="float" office:value="0.354903817" calcext:value-type="float">
            <text:p>0.354903817</text:p>
          </table:table-cell>
          <table:table-cell office:value-type="float" office:value="0.355662793" calcext:value-type="float">
            <text:p>0.355662793</text:p>
          </table:table-cell>
          <table:table-cell office:value-type="float" office:value="0.356421977" calcext:value-type="float">
            <text:p>0.356421977</text:p>
          </table:table-cell>
          <table:table-cell office:value-type="float" office:value="0.357181489" calcext:value-type="float">
            <text:p>0.357181489</text:p>
          </table:table-cell>
          <table:table-cell office:value-type="float" office:value="0.35794121" calcext:value-type="float">
            <text:p>0.35794121</text:p>
          </table:table-cell>
          <table:table-cell office:value-type="float" office:value="0.358701169" calcext:value-type="float">
            <text:p>0.358701169</text:p>
          </table:table-cell>
          <table:table-cell office:value-type="float" office:value="0.359461546" calcext:value-type="float">
            <text:p>0.359461546</text:p>
          </table:table-cell>
          <table:table-cell table:number-columns-repeated="18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>
          <table:table-cell table:number-columns-repeated="10"/>
          <table:table-cell table:formula="of:=[.K21]-[.J21]" office:value-type="float" office:value="0.000758975999999967" calcext:value-type="float">
            <text:p>0.000758975999999967</text:p>
          </table:table-cell>
          <table:table-cell table:formula="of:=[.L21]-[.K21]" office:value-type="float" office:value="0.000759184000000024" calcext:value-type="float">
            <text:p>0.000759184000000024</text:p>
          </table:table-cell>
          <table:table-cell table:formula="of:=[.M21]-[.L21]" office:value-type="float" office:value="0.000759512000000018" calcext:value-type="float">
            <text:p>0.000759512000000018</text:p>
          </table:table-cell>
          <table:table-cell table:formula="of:=[.N21]-[.M21]" office:value-type="float" office:value="0.000759720999999991" calcext:value-type="float">
            <text:p>0.000759720999999991</text:p>
          </table:table-cell>
          <table:table-cell table:formula="of:=[.O21]-[.N21]" office:value-type="float" office:value="0.000759958999999977" calcext:value-type="float">
            <text:p>0.000759958999999977</text:p>
          </table:table-cell>
          <table:table-cell table:formula="of:=[.P21]-[.O21]" office:value-type="float" office:value="0.000760377000000034" calcext:value-type="float">
            <text:p>0.000760377000000034</text:p>
          </table:table-cell>
          <table:table-cell table:number-columns-repeated="18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10"/>
          <table:table-cell table:style-name="ce2" table:formula="of:=100 / [.K21]" office:value-type="float" office:value="281.165199082267" calcext:value-type="float">
            <text:p>281.17</text:p>
          </table:table-cell>
          <table:table-cell table:style-name="ce2" table:formula="of:=100 / [.L21]" office:value-type="float" office:value="280.566313114862" calcext:value-type="float">
            <text:p>280.57</text:p>
          </table:table-cell>
          <table:table-cell table:style-name="ce2" table:formula="of:=100 / [.M21]" office:value-type="float" office:value="279.969715899807" calcext:value-type="float">
            <text:p>279.97</text:p>
          </table:table-cell>
          <table:table-cell table:style-name="ce2" table:formula="of:=100 / [.N21]" office:value-type="float" office:value="279.375487387999" calcext:value-type="float">
            <text:p>279.38</text:p>
          </table:table-cell>
          <table:table-cell table:style-name="ce2" table:formula="of:=100 / [.O21]" office:value-type="float" office:value="278.783591028665" calcext:value-type="float">
            <text:p>278.78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10"/>
          <table:table-cell table:style-name="ce2" table:formula="of:=(800 / 2) - ([.K24] /2)" office:value-type="float" office:value="259.417400458867" calcext:value-type="float">
            <text:p>259.42</text:p>
          </table:table-cell>
          <table:table-cell table:style-name="ce2" table:formula="of:=(800 / 2) - ([.L24] /2)" office:value-type="float" office:value="259.716843442569" calcext:value-type="float">
            <text:p>259.72</text:p>
          </table:table-cell>
          <table:table-cell table:style-name="ce2" table:formula="of:=(800 / 2) - ([.M24] /2)" office:value-type="float" office:value="260.015142050097" calcext:value-type="float">
            <text:p>260.02</text:p>
          </table:table-cell>
          <table:table-cell table:style-name="ce2" table:formula="of:=(800 / 2) - ([.N24] /2)" office:value-type="float" office:value="260.312256306001" calcext:value-type="float">
            <text:p>260.31</text:p>
          </table:table-cell>
          <table:table-cell table:style-name="ce2" table:formula="of:=(800 / 2) - ([.O24] /2)" office:value-type="float" office:value="260.608204485668" calcext:value-type="float">
            <text:p>260.61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 table:number-rows-repeated="104854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9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4">
      <number:number number:decimal-places="15" number:min-decimal-places="15" number:min-integer-digits="1"/>
    </number:number-style>
    <number:number-style style:name="N155">
      <number:number number:decimal-places="16" number:min-decimal-places="16" number:min-integer-digits="1"/>
    </number:number-style>
    <number:number-style style:name="N156">
      <number:number number:decimal-places="14" number:min-decimal-places="14" number:min-integer-digits="1"/>
    </number:number-style>
    <number:number-style style:name="N157">
      <number:number number:decimal-places="17" number:min-decimal-places="17" number:min-integer-digits="1"/>
    </number:number-style>
    <number:number-style style:name="N158">
      <number:number number:decimal-places="18" number:min-decimal-places="18" number:min-integer-digits="1"/>
    </number:number-style>
    <number:number-style style:name="N159">
      <number:number number:decimal-places="19" number:min-decimal-places="19" number:min-integer-digits="1"/>
    </number:number-style>
    <number:number-style style:name="N160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3:06:18.033607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27T21:18:02.413380361</dc:date>
    <meta:editing-duration>P1DT22H</meta:editing-duration>
    <meta:editing-cycles>27</meta:editing-cycles>
    <meta:generator>LibreOffice/24.8.3.2$Linux_X86_64 LibreOffice_project/e14c9fdd1f585efcbb2c5363087a99d20928d522</meta:generator>
    <meta:document-statistic meta:table-count="3" meta:cell-count="519" meta:object-count="11"/>
  </office:meta>
</office:document-meta>
</file>